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fo:border="0.06pt solid #000000"/>
      <style:text-properties style:font-name="Bitstream Vera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2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4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2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'RM Attendance'.E5"/>
      <style:map style:condition="cell-content-is-between(0,75)" style:apply-style-name="Bad" style:base-cell-address="'RM Attendance'.E5"/>
      <style:map style:condition="cell-content()&gt;=75" style:apply-style-name="Good" style:base-cell-address="'RM Attendance'.E5"/>
    </style:style>
    <style:style style:name="ce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6" style:family="table-cell" style:parent-style-name="Default">
      <style:table-cell-properties fo:background-color="transparent"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53" style:family="table-cell" style:parent-style-name="Default" style:data-style-name="N37">
      <style:table-cell-properties style:text-align-source="fix" style:repeat-content="false" fo:background-color="transparent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56" style:family="table-cell" style:parent-style-name="Default">
      <style:table-cell-properties fo:background-color="transparent" fo:wrap-option="no-wrap" fo:border="0.06pt solid #000000"/>
      <style:text-properties style:font-name="Bitstream Vera Sans Mono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58" style:family="table-cell" style:parent-style-name="Default">
      <style:table-cell-properties fo:background-color="transparent" fo:wrap-option="no-wrap"/>
      <style:text-properties fo:color="#000000" style:font-name="Bitstream Vera Sans Mono" fo:font-size="10pt" style:font-size-asian="10pt" style:font-size-complex="10pt"/>
    </style:style>
    <style:style style:name="ce59" style:family="table-cell" style:parent-style-name="Default">
      <style:table-cell-properties fo:wrap-option="no-wrap" fo:border="0.06pt solid #000000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transparent" fo:wrap-option="no-wrap" fo:border="0.06pt solid #000000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37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47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48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50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51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 table:print-ranges="'RM Attendance'.A1:'RM Attendance'.Z56 'RM Attendance'.A1:'RM Attendance'.BE56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header-columns>
          <table:table-column table:style-name="co4" table:default-cell-style-name="ce37"/>
          <table:table-column table:style-name="co5" table:default-cell-style-name="ce37"/>
        </table:table-header-columns>
        <table:table-column table:style-name="co6" table:number-columns-repeated="15" table:default-cell-style-name="ce33"/>
        <table:table-column table:style-name="co6" table:number-columns-repeated="2" table:default-cell-style-name="ce58"/>
        <table:table-column table:style-name="co6" table:number-columns-repeated="2" table:default-cell-style-name="ce33"/>
        <table:table-column table:style-name="co6" table:default-cell-style-name="ce58"/>
        <table:table-column table:style-name="co6" table:number-columns-repeated="32" table:default-cell-style-name="ce33"/>
        <table:table-column table:style-name="co7" table:number-columns-repeated="966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28" office:value-type="string" calcext:value-type="string">
              <text:p>Topic</text:p>
            </table:table-cell>
            <table:table-cell table:style-name="ce28" office:value-type="string" calcext:value-type="string" table:number-columns-spanned="1" table:number-rows-spanned="3">
              <text:p>Attendance</text:p>
            </table:table-cell>
            <table:table-cell table:style-name="ce28" table:number-columns-repeated="6"/>
            <table:table-cell table:style-name="ce21" table:number-columns-repeated="9"/>
            <table:table-cell table:style-name="ce46" table:number-columns-repeated="2"/>
            <table:table-cell table:style-name="ce21" table:number-columns-repeated="2"/>
            <table:table-cell table:style-name="ce46"/>
            <table:table-cell table:style-name="ce21" table:number-columns-repeated="3"/>
            <table:table-cell table:style-name="ce28" office:value-type="string" calcext:value-type="string">
              <text:p>ASSIGNMENT</text:p>
            </table:table-cell>
            <table:table-cell table:style-name="ce21" table:number-columns-repeated="28"/>
            <table:table-cell table:number-columns-repeated="966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28" office:value-type="string" calcext:value-type="string">
              <text:p>Day</text:p>
            </table:table-cell>
            <table:covered-table-cell table:style-name="ce28"/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number-columns-repeated="3"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Wed</text:p>
            </table:table-cell>
            <table:table-cell table:style-name="ce52"/>
            <table:table-cell table:style-name="ce52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52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1" table:number-columns-repeated="27"/>
            <table:table-cell table:number-columns-repeated="966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office:value-type="string" calcext:value-type="string">
              <text:p>06-09-22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string" calcext:value-type="string">
              <text:p>20-09-22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string" calcext:value-type="string">
              <text:p>13-10-22</text:p>
            </table:table-cell>
            <table:table-cell table:style-name="ce36" office:value-type="string" calcext:value-type="string">
              <text:p>03-11-22</text:p>
            </table:table-cell>
            <table:table-cell table:style-name="ce36" office:value-type="string" calcext:value-type="string">
              <text:p>09-11-2</text:p>
            </table:table-cell>
            <table:table-cell table:style-name="ce53" office:value-type="date" office:date-value="2022-11-10" calcext:value-type="date">
              <text:p>10/11/22</text:p>
            </table:table-cell>
            <table:table-cell table:style-name="ce53" office:value-type="date" office:date-value="2022-11-15" calcext:value-type="date">
              <text:p>15/11/22</text:p>
            </table:table-cell>
            <table:table-cell table:style-name="ce36" office:value-type="string" calcext:value-type="string">
              <text:p>16-11-22</text:p>
            </table:table-cell>
            <table:table-cell table:style-name="ce36" office:value-type="string" calcext:value-type="string">
              <text:p>17-11-22</text:p>
            </table:table-cell>
            <table:table-cell table:style-name="ce53" office:value-type="date" office:date-value="2022-11-22" calcext:value-type="date">
              <text:p>22/11/22</text:p>
            </table:table-cell>
            <table:table-cell table:style-name="ce61" office:value-type="date" office:date-value="2022-11-23" calcext:value-type="date">
              <text:p>23/11/22</text:p>
            </table:table-cell>
            <table:table-cell table:style-name="ce61" office:value-type="date" office:date-value="2022-11-24" calcext:value-type="date">
              <text:p>24/11/22</text:p>
            </table:table-cell>
            <table:table-cell table:style-name="ce61" office:value-type="date" office:date-value="2022-11-29" calcext:value-type="date">
              <text:p>29/11/22</text:p>
            </table:table-cell>
            <table:table-cell table:style-name="ce61" office:value-type="date" office:date-value="2022-11-30" calcext:value-type="date">
              <text:p>30/11/22</text:p>
            </table:table-cell>
            <table:table-cell table:style-name="ce24" table:number-columns-repeated="28"/>
            <table:table-cell table:style-name="ce47" table:number-columns-repeated="966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54" table:number-columns-repeated="2"/>
            <table:table-cell table:style-name="ce59" table:number-columns-repeated="2"/>
            <table:table-cell table:style-name="ce60"/>
            <table:table-cell table:style-name="ce59" table:number-columns-repeated="32"/>
            <table:table-cell table:style-name="ce48" table:number-columns-repeated="966"/>
          </table:table-row>
        </table:table-header-rows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55001" calcext:value-type="float">
            <text:p>2108580955001</text:p>
          </table:table-cell>
          <table:table-cell table:style-name="ce29" office:value-type="string" calcext:value-type="string">
            <text:p>Anand Kumar Yadav</text:p>
          </table:table-cell>
          <table:table-cell table:style-name="ce39" table:formula="of:=COUNTIF([.E5:.BE5];&quot;P&quot;)/(COUNTIF([.E5:.BE5];&quot;P&quot;)+COUNTIF([.E5:.BE5];&quot;A&quot;))*100" office:value-type="float" office:value="50" calcext:value-type="float">
            <text:p>5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/>
          <table:table-cell table:style-name="ce21" table:number-columns-repeated="28"/>
          <table:table-cell table:number-columns-repeated="966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955002" calcext:value-type="float">
            <text:p>2108580955002</text:p>
          </table:table-cell>
          <table:table-cell table:style-name="ce29" office:value-type="string" calcext:value-type="string">
            <text:p>Anuranjan Mishra</text:p>
          </table:table-cell>
          <table:table-cell table:style-name="ce39" table:formula="of:=COUNTIF([.E6:.BE6];&quot;P&quot;)/(COUNTIF([.E6:.BE6];&quot;P&quot;)+COUNTIF([.E6:.BE6];&quot;A&quot;))*100" office:value-type="float" office:value="50" calcext:value-type="float">
            <text:p>50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/>
          <table:table-cell table:number-columns-repeated="3" table:style-name="ce41" office:value-type="string" calcext:value-type="string">
            <text:p>P</text:p>
          </table:table-cell>
          <table:table-cell table:style-name="ce41"/>
          <table:table-cell table:style-name="ce21" table:number-columns-repeated="28"/>
          <table:table-cell table:number-columns-repeated="966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955003" calcext:value-type="float">
            <text:p>2108580955003</text:p>
          </table:table-cell>
          <table:table-cell table:style-name="ce29" office:value-type="string" calcext:value-type="string">
            <text:p>Mohammad Aslam</text:p>
          </table:table-cell>
          <table:table-cell table:style-name="ce39" table:formula="of:=COUNTIF([.E7:.BE7];&quot;P&quot;)/(COUNTIF([.E7:.BE7];&quot;P&quot;)+COUNTIF([.E7:.BE7];&quot;A&quot;))*100" office:value-type="float" office:value="15" calcext:value-type="float">
            <text:p>15</text:p>
          </table:table-cell>
          <table:table-cell table:number-columns-repeated="9"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3" table:style-name="ce41" office:value-type="string" calcext:value-type="string">
            <text:p>A</text:p>
          </table:table-cell>
          <table:table-cell table:style-name="ce41"/>
          <table:table-cell table:style-name="ce21" table:number-columns-repeated="28"/>
          <table:table-cell table:number-columns-repeated="966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955004" calcext:value-type="float">
            <text:p>2108580955004</text:p>
          </table:table-cell>
          <table:table-cell table:style-name="ce29" office:value-type="string" calcext:value-type="string">
            <text:p>Neelam Verma</text:p>
          </table:table-cell>
          <table:table-cell table:style-name="ce39" table:formula="of:=COUNTIF([.E8:.BE8];&quot;P&quot;)/(COUNTIF([.E8:.BE8];&quot;P&quot;)+COUNTIF([.E8:.BE8];&quot;A&quot;))*100" office:value-type="float" office:value="5" calcext:value-type="float">
            <text:p>5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3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3" table:style-name="ce41" office:value-type="string" calcext:value-type="string">
            <text:p>A</text:p>
          </table:table-cell>
          <table:table-cell table:style-name="ce41"/>
          <table:table-cell table:style-name="ce21" table:number-columns-repeated="28"/>
          <table:table-cell table:number-columns-repeated="966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955005" calcext:value-type="float">
            <text:p>2108580955005</text:p>
          </table:table-cell>
          <table:table-cell table:style-name="ce29" office:value-type="string" calcext:value-type="string">
            <text:p>Shashank</text:p>
          </table:table-cell>
          <table:table-cell table:style-name="ce39" table:formula="of:=COUNTIF([.E9:.BE9];&quot;P&quot;)/(COUNTIF([.E9:.BE9];&quot;P&quot;)+COUNTIF([.E9:.BE9];&quot;A&quot;))*100" office:value-type="float" office:value="55" calcext:value-type="float">
            <text:p>55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955006" calcext:value-type="float">
            <text:p>2108580955006</text:p>
          </table:table-cell>
          <table:table-cell table:style-name="ce29" office:value-type="string" calcext:value-type="string">
            <text:p>Suraj Chaurasia</text:p>
          </table:table-cell>
          <table:table-cell table:style-name="ce39" table:formula="of:=COUNTIF([.E10:.BE10];&quot;P&quot;)/(COUNTIF([.E10:.BE10];&quot;P&quot;)+COUNTIF([.E10:.BE10];&quot;A&quot;))*100" office:value-type="float" office:value="45" calcext:value-type="float">
            <text:p>45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955007" calcext:value-type="float">
            <text:p>2108580955007</text:p>
          </table:table-cell>
          <table:table-cell table:style-name="ce29" office:value-type="string" calcext:value-type="string">
            <text:p>Vaishnavi Mishra</text:p>
          </table:table-cell>
          <table:table-cell table:style-name="ce39" table:formula="of:=COUNTIF([.E11:.BE11];&quot;P&quot;)/(COUNTIF([.E11:.BE11];&quot;P&quot;)+COUNTIF([.E11:.BE11];&quot;A&quot;))*100" office:value-type="float" office:value="80" calcext:value-type="float">
            <text:p>8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4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number-columns-repeated="3"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1" table:number-columns-repeated="15"/>
          <table:table-cell table:style-name="ce55" table:number-columns-repeated="2"/>
          <table:table-cell table:style-name="ce41" table:number-columns-repeated="2"/>
          <table:table-cell table:style-name="ce55"/>
          <table:table-cell table:style-name="ce41" table:number-columns-repeated="32"/>
          <table:table-cell table:style-name="ce49" table:number-columns-repeated="27"/>
          <table:table-cell table:style-name="ce51" table:number-columns-repeated="939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515001" calcext:value-type="float">
            <text:p>2108581515001</text:p>
          </table:table-cell>
          <table:table-cell table:style-name="ce29" office:value-type="string" calcext:value-type="string">
            <text:p>Achyut Mishra</text:p>
          </table:table-cell>
          <table:table-cell table:style-name="ce39" table:formula="of:=COUNTIF([.E13:.BE13];&quot;P&quot;)/(COUNTIF([.E13:.BE13];&quot;P&quot;)+COUNTIF([.E13:.BE13];&quot;A&quot;))*100" office:value-type="float" office:value="71.4285714285714" calcext:value-type="float">
            <text:p>71.4285714285714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515002" calcext:value-type="float">
            <text:p>2108581515002</text:p>
          </table:table-cell>
          <table:table-cell table:style-name="ce29" office:value-type="string" calcext:value-type="string">
            <text:p>Devesh Pratap Singh</text:p>
          </table:table-cell>
          <table:table-cell table:style-name="ce39" table:formula="of:=COUNTIF([.E14:.BE14];&quot;P&quot;)/(COUNTIF([.E14:.BE14];&quot;P&quot;)+COUNTIF([.E14:.BE14];&quot;A&quot;))*100" office:value-type="float" office:value="45" calcext:value-type="float">
            <text:p>45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515003" calcext:value-type="float">
            <text:p>2108581515003</text:p>
          </table:table-cell>
          <table:table-cell table:style-name="ce29" office:value-type="string" calcext:value-type="string">
            <text:p>Indresh pandey</text:p>
          </table:table-cell>
          <table:table-cell table:style-name="ce39" table:formula="of:=COUNTIF([.E15:.BE15];&quot;P&quot;)/(COUNTIF([.E15:.BE15];&quot;P&quot;)+COUNTIF([.E15:.BE15];&quot;A&quot;))*100" office:value-type="float" office:value="70" calcext:value-type="float">
            <text:p>7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3"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515004" calcext:value-type="float">
            <text:p>2108581515004</text:p>
          </table:table-cell>
          <table:table-cell table:style-name="ce29" office:value-type="string" calcext:value-type="string">
            <text:p>Naman Sisodia</text:p>
          </table:table-cell>
          <table:table-cell table:style-name="ce39" table:formula="of:=COUNTIF([.E16:.BE16];&quot;P&quot;)/(COUNTIF([.E16:.BE16];&quot;P&quot;)+COUNTIF([.E16:.BE16];&quot;A&quot;))*100" office:value-type="float" office:value="80" calcext:value-type="float">
            <text:p>8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3"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515005" calcext:value-type="float">
            <text:p>2108581515005</text:p>
          </table:table-cell>
          <table:table-cell table:style-name="ce29" office:value-type="string" calcext:value-type="string">
            <text:p>Saransh Bharadwaj</text:p>
          </table:table-cell>
          <table:table-cell table:style-name="ce39" table:formula="of:=COUNTIF([.E17:.BE17];&quot;P&quot;)/(COUNTIF([.E17:.BE17];&quot;P&quot;)+COUNTIF([.E17:.BE17];&quot;A&quot;))*100" office:value-type="float" office:value="65" calcext:value-type="float">
            <text:p>65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515006" calcext:value-type="float">
            <text:p>2108581515006</text:p>
          </table:table-cell>
          <table:table-cell table:style-name="ce29" office:value-type="string" calcext:value-type="string">
            <text:p>Sharad Yadav</text:p>
          </table:table-cell>
          <table:table-cell table:style-name="ce39" table:formula="of:=COUNTIF([.E18:.BE18];&quot;P&quot;)/(COUNTIF([.E18:.BE18];&quot;P&quot;)+COUNTIF([.E18:.BE18];&quot;A&quot;))*100" office:value-type="float" office:value="76.1904761904762" calcext:value-type="float">
            <text:p>76.1904761904762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08581515007" calcext:value-type="float">
            <text:p>2108581515007</text:p>
          </table:table-cell>
          <table:table-cell table:style-name="ce32" office:value-type="string" calcext:value-type="string">
            <text:p>Shatakshi Verma</text:p>
          </table:table-cell>
          <table:table-cell table:style-name="ce39" table:formula="of:=COUNTIF([.E19:.BE19];&quot;P&quot;)/(COUNTIF([.E19:.BE19];&quot;P&quot;)+COUNTIF([.E19:.BE19];&quot;A&quot;))*100" office:value-type="float" office:value="25" calcext:value-type="float">
            <text:p>25</text:p>
          </table:table-cell>
          <table:table-cell table:number-columns-repeated="6" table:style-name="ce42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29"/>
          <table:table-cell table:style-name="ce50"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515008" calcext:value-type="float">
            <text:p>2108581515008</text:p>
          </table:table-cell>
          <table:table-cell table:style-name="ce29" office:value-type="string" calcext:value-type="string">
            <text:p>Shivam Rai</text:p>
          </table:table-cell>
          <table:table-cell table:style-name="ce39" table:formula="of:=COUNTIF([.E20:.BE20];&quot;P&quot;)/(COUNTIF([.E20:.BE20];&quot;P&quot;)+COUNTIF([.E20:.BE20];&quot;A&quot;))*100" office:value-type="float" office:value="95" calcext:value-type="float">
            <text:p>95</text:p>
          </table:table-cell>
          <table:table-cell table:style-name="ce41" office:value-type="string" calcext:value-type="string">
            <text:p>A</text:p>
          </table:table-cell>
          <table:table-cell table:number-columns-repeated="14"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3"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515009" calcext:value-type="float">
            <text:p>2108581515009</text:p>
          </table:table-cell>
          <table:table-cell table:style-name="ce29" office:value-type="string" calcext:value-type="string">
            <text:p>Urvashi Singh</text:p>
          </table:table-cell>
          <table:table-cell table:style-name="ce39" table:formula="of:=COUNTIF([.E21:.BE21];&quot;P&quot;)/(COUNTIF([.E21:.BE21];&quot;P&quot;)+COUNTIF([.E21:.BE21];&quot;A&quot;))*100" office:value-type="float" office:value="76.1904761904762" calcext:value-type="float">
            <text:p>76.1904761904762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08581515009" calcext:value-type="float">
            <text:p>2008581515009</text:p>
          </table:table-cell>
          <table:table-cell table:style-name="ce29" office:value-type="string" calcext:value-type="string">
            <text:p>Manoj Kumar Gupta</text:p>
          </table:table-cell>
          <table:table-cell table:style-name="ce39" table:formula="of:=COUNTIF([.E22:.BE22];&quot;P&quot;)/(COUNTIF([.E22:.BE22];&quot;P&quot;)+COUNTIF([.E22:.BE22];&quot;A&quot;))*100" office:value-type="float" office:value="25" calcext:value-type="float">
            <text:p>25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5"/>
          <table:table-cell table:style-name="ce29" table:number-columns-repeated="3"/>
          <table:table-cell table:style-name="ce39"/>
          <table:table-cell table:style-name="ce41" table:number-columns-repeated="15"/>
          <table:table-cell table:style-name="ce55" table:number-columns-repeated="2"/>
          <table:table-cell table:style-name="ce41" table:number-columns-repeated="2"/>
          <table:table-cell table:style-name="ce55"/>
          <table:table-cell table:style-name="ce41" table:number-columns-repeated="32"/>
          <table:table-cell table:number-columns-repeated="966"/>
        </table:table-row>
        <table:table-row table:style-name="ro5">
          <table:table-cell table:style-name="ce6" table:number-columns-repeated="4"/>
          <table:table-cell table:style-name="ce39"/>
          <table:table-cell table:style-name="ce6" table:number-columns-repeated="15"/>
          <table:table-cell table:style-name="ce56" table:number-columns-repeated="2"/>
          <table:table-cell table:style-name="ce6" table:number-columns-repeated="2"/>
          <table:table-cell table:style-name="ce56"/>
          <table:table-cell table:style-name="ce6" table:number-columns-repeated="4"/>
          <table:table-cell table:style-name="ce41" table:number-columns-repeated="28"/>
          <table:table-cell table:style-name="ce49" table:number-columns-repeated="27"/>
          <table:table-cell table:style-name="ce51" table:number-columns-repeated="939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15"/>
          <table:table-cell table:style-name="ce57" table:number-columns-repeated="2"/>
          <table:table-cell table:style-name="ce43" table:number-columns-repeated="2"/>
          <table:table-cell table:style-name="ce57"/>
          <table:table-cell table:style-name="ce43" table:number-columns-repeated="4"/>
          <table:table-cell table:style-name="ce41" table:number-columns-repeated="28"/>
          <table:table-cell table:style-name="ce49" table:number-columns-repeated="27"/>
          <table:table-cell table:style-name="ce51" table:number-columns-repeated="939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675001" calcext:value-type="float">
            <text:p>2108580675001</text:p>
          </table:table-cell>
          <table:table-cell table:style-name="ce29" office:value-type="string" calcext:value-type="string">
            <text:p>Amit Kumar</text:p>
          </table:table-cell>
          <table:table-cell table:style-name="ce39" table:formula="of:=COUNTIF([.E26:.BE26];&quot;P&quot;)/(COUNTIF([.E26:.BE26];&quot;P&quot;)+COUNTIF([.E26:.BE26];&quot;A&quot;))*100" office:value-type="float" office:value="90.4761904761905" calcext:value-type="float">
            <text:p>90.4761904761905</text:p>
          </table:table-cell>
          <table:table-cell table:number-columns-repeated="15"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675002" calcext:value-type="float">
            <text:p>2108580675002</text:p>
          </table:table-cell>
          <table:table-cell table:style-name="ce29" office:value-type="string" calcext:value-type="string">
            <text:p>Ayana Rukasar</text:p>
          </table:table-cell>
          <table:table-cell table:style-name="ce39" table:formula="of:=COUNTIF([.E27:.BE27];&quot;P&quot;)/(COUNTIF([.E27:.BE27];&quot;P&quot;)+COUNTIF([.E27:.BE27];&quot;A&quot;))*100" office:value-type="float" office:value="4.76190476190476" calcext:value-type="float">
            <text:p>4.76190476190476</text:p>
          </table:table-cell>
          <table:table-cell table:number-columns-repeated="7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7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675003" calcext:value-type="float">
            <text:p>2108580675003</text:p>
          </table:table-cell>
          <table:table-cell table:style-name="ce29" office:value-type="string" calcext:value-type="string">
            <text:p>Ayush Pandey</text:p>
          </table:table-cell>
          <table:table-cell table:style-name="ce39" table:formula="of:=COUNTIF([.E28:.BE28];&quot;P&quot;)/(COUNTIF([.E28:.BE28];&quot;P&quot;)+COUNTIF([.E28:.BE28];&quot;A&quot;))*100" office:value-type="float" office:value="28.5714285714286" calcext:value-type="float">
            <text:p>28.5714285714286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675004" calcext:value-type="float">
            <text:p>2108580675004</text:p>
          </table:table-cell>
          <table:table-cell table:style-name="ce29" office:value-type="string" calcext:value-type="string">
            <text:p>Jayesh Singh</text:p>
          </table:table-cell>
          <table:table-cell table:style-name="ce39" table:formula="of:=COUNTIF([.E29:.BE29];&quot;P&quot;)/(COUNTIF([.E29:.BE29];&quot;P&quot;)+COUNTIF([.E29:.BE29];&quot;A&quot;))*100" office:value-type="float" office:value="28.5714285714286" calcext:value-type="float">
            <text:p>28.5714285714286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675005" calcext:value-type="float">
            <text:p>2108580675005</text:p>
          </table:table-cell>
          <table:table-cell table:style-name="ce29" office:value-type="string" calcext:value-type="string">
            <text:p>Rahul Maurya</text:p>
          </table:table-cell>
          <table:table-cell table:style-name="ce39" table:formula="of:=COUNTIF([.E30:.BE30];&quot;P&quot;)/(COUNTIF([.E30:.BE30];&quot;P&quot;)+COUNTIF([.E30:.BE30];&quot;A&quot;))*100" office:value-type="float" office:value="14.2857142857143" calcext:value-type="float">
            <text:p>14.2857142857143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675006" calcext:value-type="float">
            <text:p>2108580675006</text:p>
          </table:table-cell>
          <table:table-cell table:style-name="ce29" office:value-type="string" calcext:value-type="string">
            <text:p>Rahul Varshney</text:p>
          </table:table-cell>
          <table:table-cell table:style-name="ce39" table:formula="of:=COUNTIF([.E31:.BE31];&quot;P&quot;)/(COUNTIF([.E31:.BE31];&quot;P&quot;)+COUNTIF([.E31:.BE31];&quot;A&quot;))*100" office:value-type="float" office:value="23.8095238095238" calcext:value-type="float">
            <text:p>23.8095238095238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675007" calcext:value-type="float">
            <text:p>2108580675007</text:p>
          </table:table-cell>
          <table:table-cell table:style-name="ce29" office:value-type="string" calcext:value-type="string">
            <text:p>Rashmi Singh</text:p>
          </table:table-cell>
          <table:table-cell table:style-name="ce39" table:formula="of:=COUNTIF([.E32:.BE32];&quot;P&quot;)/(COUNTIF([.E32:.BE32];&quot;P&quot;)+COUNTIF([.E32:.BE32];&quot;A&quot;))*100" office:value-type="float" office:value="66.6666666666667" calcext:value-type="float">
            <text:p>66.6666666666667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7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0675009" calcext:value-type="float">
            <text:p>2108580675009</text:p>
          </table:table-cell>
          <table:table-cell table:style-name="ce29" office:value-type="string" calcext:value-type="string">
            <text:p>Shashwat Rai</text:p>
          </table:table-cell>
          <table:table-cell table:style-name="ce39" table:formula="of:=COUNTIF([.E33:.BE33];&quot;P&quot;)/(COUNTIF([.E33:.BE33];&quot;P&quot;)+COUNTIF([.E33:.BE33];&quot;A&quot;))*100" office:value-type="float" office:value="23.8095238095238" calcext:value-type="float">
            <text:p>23.8095238095238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08580675010" calcext:value-type="float">
            <text:p>2108580675010</text:p>
          </table:table-cell>
          <table:table-cell table:style-name="ce29" office:value-type="string" calcext:value-type="string">
            <text:p>Shipra Singh</text:p>
          </table:table-cell>
          <table:table-cell table:style-name="ce39" table:formula="of:=COUNTIF([.E34:.BE34];&quot;P&quot;)/(COUNTIF([.E34:.BE34];&quot;P&quot;)+COUNTIF([.E34:.BE34];&quot;A&quot;))*100" office:value-type="float" office:value="38.0952380952381" calcext:value-type="float">
            <text:p>38.0952380952381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08580675011" calcext:value-type="float">
            <text:p>2108580675011</text:p>
          </table:table-cell>
          <table:table-cell table:style-name="ce29" office:value-type="string" calcext:value-type="string">
            <text:p>Vikash Kumar</text:p>
          </table:table-cell>
          <table:table-cell table:style-name="ce39" table:formula="of:=COUNTIF([.E35:.BE35];&quot;P&quot;)/(COUNTIF([.E35:.BE35];&quot;P&quot;)+COUNTIF([.E35:.BE35];&quot;A&quot;))*100" office:value-type="float" office:value="85.7142857142857" calcext:value-type="float">
            <text:p>85.7142857142857</text:p>
          </table:table-cell>
          <table:table-cell table:number-columns-repeated="11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55" table:number-columns-repeated="2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/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15"/>
          <table:table-cell table:style-name="ce57" table:number-columns-repeated="2"/>
          <table:table-cell table:style-name="ce43" table:number-columns-repeated="2"/>
          <table:table-cell table:style-name="ce57"/>
          <table:table-cell table:style-name="ce43" table:number-columns-repeated="4"/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ME(PHD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0520407201" calcext:value-type="float">
            <text:p>2100520407201</text:p>
          </table:table-cell>
          <table:table-cell table:style-name="ce29" office:value-type="string" calcext:value-type="string">
            <text:p>Abhay Mishra</text:p>
          </table:table-cell>
          <table:table-cell table:style-name="ce39" table:formula="of:=COUNTIF([.E37:.BE37];&quot;P&quot;)/(COUNTIF([.E37:.BE37];&quot;P&quot;)+COUNTIF([.E37:.BE37];&quot;A&quot;))*100" office:value-type="float" office:value="38.0952380952381" calcext:value-type="float">
            <text:p>38.0952380952381</text:p>
          </table:table-cell>
          <table:table-cell table:style-name="ce43" office:value-type="string" calcext:value-type="string">
            <text:p>A</text:p>
          </table:table-cell>
          <table:table-cell table:number-columns-repeated="2" table:style-name="ce43" office:value-type="string" calcext:value-type="string">
            <text:p>P</text:p>
          </table:table-cell>
          <table:table-cell table:number-columns-repeated="3" table:style-name="ce43" office:value-type="string" calcext:value-type="string">
            <text:p>A</text:p>
          </table:table-cell>
          <table:table-cell table:style-name="ce43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15"/>
          <table:table-cell table:style-name="ce57" table:number-columns-repeated="2"/>
          <table:table-cell table:style-name="ce43" table:number-columns-repeated="2"/>
          <table:table-cell table:style-name="ce57"/>
          <table:table-cell table:style-name="ce43" table:number-columns-repeated="4"/>
          <table:table-cell table:style-name="ce41" table:number-columns-repeated="28"/>
          <table:table-cell table:number-columns-repeated="966"/>
        </table:table-row>
        <table:table-row table:style-name="ro5" table:number-rows-repeated="5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15"/>
          <table:table-cell table:style-name="ce57" table:number-columns-repeated="2"/>
          <table:table-cell table:style-name="ce43" table:number-columns-repeated="2"/>
          <table:table-cell table:style-name="ce57"/>
          <table:table-cell table:style-name="ce43" table:number-columns-repeated="4"/>
          <table:table-cell table:style-name="ce21" table:number-columns-repeated="28"/>
          <table:table-cell table:number-columns-repeated="966"/>
        </table:table-row>
        <table:table-row table:style-name="ro5" table:number-rows-repeated="2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15"/>
          <table:table-cell table:style-name="ce57" table:number-columns-repeated="2"/>
          <table:table-cell table:style-name="ce43" table:number-columns-repeated="2"/>
          <table:table-cell table:style-name="ce57"/>
          <table:table-cell table:style-name="ce43" table:number-columns-repeated="4"/>
          <table:table-cell table:style-name="ce21" table:number-columns-repeated="28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175001" calcext:value-type="float">
            <text:p>2108581175001</text:p>
          </table:table-cell>
          <table:table-cell table:style-name="ce29" office:value-type="string" calcext:value-type="string">
            <text:p>Bhaskar Patel</text:p>
          </table:table-cell>
          <table:table-cell table:style-name="ce39" table:formula="of:=COUNTIF([.E46:.BE46];&quot;P&quot;)/(COUNTIF([.E46:.BE46];&quot;P&quot;)+COUNTIF([.E46:.BE46];&quot;A&quot;))*100" office:value-type="float" office:value="45" calcext:value-type="float">
            <text:p>45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175002" calcext:value-type="float">
            <text:p>2108581175002</text:p>
          </table:table-cell>
          <table:table-cell table:style-name="ce29" office:value-type="string" calcext:value-type="string">
            <text:p>Himanshu Tripathi</text:p>
          </table:table-cell>
          <table:table-cell table:style-name="ce39" table:formula="of:=COUNTIF([.E47:.BE47];&quot;P&quot;)/(COUNTIF([.E47:.BE47];&quot;P&quot;)+COUNTIF([.E47:.BE47];&quot;A&quot;))*100" office:value-type="float" office:value="55" calcext:value-type="float">
            <text:p>55</text:p>
          </table:table-cell>
          <table:table-cell table:number-columns-repeated="7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175003" calcext:value-type="float">
            <text:p>2108581175003</text:p>
          </table:table-cell>
          <table:table-cell table:style-name="ce29" office:value-type="string" calcext:value-type="string">
            <text:p>Juhi</text:p>
          </table:table-cell>
          <table:table-cell table:style-name="ce39" table:formula="of:=COUNTIF([.E48:.BE48];&quot;P&quot;)/(COUNTIF([.E48:.BE48];&quot;P&quot;)+COUNTIF([.E48:.BE48];&quot;A&quot;))*100" office:value-type="float" office:value="85.7142857142857" calcext:value-type="float">
            <text:p>85.7142857142857</text:p>
          </table:table-cell>
          <table:table-cell table:number-columns-repeated="12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175004" calcext:value-type="float">
            <text:p>2108581175004</text:p>
          </table:table-cell>
          <table:table-cell table:style-name="ce29" office:value-type="string" calcext:value-type="string">
            <text:p>Krishna Kumar Gupta</text:p>
          </table:table-cell>
          <table:table-cell table:style-name="ce39" table:formula="of:=COUNTIF([.E49:.BE49];&quot;P&quot;)/(COUNTIF([.E49:.BE49];&quot;P&quot;)+COUNTIF([.E49:.BE49];&quot;A&quot;))*100" office:value-type="float" office:value="90.4761904761905" calcext:value-type="float">
            <text:p>90.4761904761905</text:p>
          </table:table-cell>
          <table:table-cell table:number-columns-repeated="10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175005" calcext:value-type="float">
            <text:p>2108581175005</text:p>
          </table:table-cell>
          <table:table-cell table:style-name="ce29" office:value-type="string" calcext:value-type="string">
            <text:p>La Sudeeksha</text:p>
          </table:table-cell>
          <table:table-cell table:style-name="ce39" table:formula="of:=COUNTIF([.E50:.BE50];&quot;P&quot;)/(COUNTIF([.E50:.BE50];&quot;P&quot;)+COUNTIF([.E50:.BE50];&quot;A&quot;))*100" office:value-type="float" office:value="76.1904761904762" calcext:value-type="float">
            <text:p>76.1904761904762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175006" calcext:value-type="float">
            <text:p>2108581175006</text:p>
          </table:table-cell>
          <table:table-cell table:style-name="ce29" office:value-type="string" calcext:value-type="string">
            <text:p>Mudit Vishal Choudhary</text:p>
          </table:table-cell>
          <table:table-cell table:style-name="ce39" table:formula="of:=COUNTIF([.E51:.BE51];&quot;P&quot;)/(COUNTIF([.E51:.BE51];&quot;P&quot;)+COUNTIF([.E51:.BE51];&quot;A&quot;))*100" office:value-type="float" office:value="50" calcext:value-type="float">
            <text:p>50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1175007" calcext:value-type="float">
            <text:p>2108581175007</text:p>
          </table:table-cell>
          <table:table-cell table:style-name="ce29" office:value-type="string" calcext:value-type="string">
            <text:p>Pradeep Sonkar</text:p>
          </table:table-cell>
          <table:table-cell table:style-name="ce39" table:formula="of:=COUNTIF([.E52:.BE52];&quot;P&quot;)/(COUNTIF([.E52:.BE52];&quot;P&quot;)+COUNTIF([.E52:.BE52];&quot;A&quot;))*100" office:value-type="float" office:value="65" calcext:value-type="float">
            <text:p>65</text:p>
          </table:table-cell>
          <table:table-cell table:style-name="ce41" office:value-type="string" calcext:value-type="string">
            <text:p>A</text:p>
          </table:table-cell>
          <table:table-cell table:number-columns-repeated="6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5"/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175008" calcext:value-type="float">
            <text:p>2108581175008</text:p>
          </table:table-cell>
          <table:table-cell table:style-name="ce29" office:value-type="string" calcext:value-type="string">
            <text:p>Prakhar Gupta</text:p>
          </table:table-cell>
          <table:table-cell table:style-name="ce39" table:formula="of:=COUNTIF([.E53:.BE53];&quot;P&quot;)/(COUNTIF([.E53:.BE53];&quot;P&quot;)+COUNTIF([.E53:.BE53];&quot;A&quot;))*100" office:value-type="float" office:value="65" calcext:value-type="float">
            <text:p>65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55" table:number-columns-repeated="2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55"/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175009" calcext:value-type="float">
            <text:p>2108581175009</text:p>
          </table:table-cell>
          <table:table-cell table:style-name="ce29" office:value-type="string" calcext:value-type="string">
            <text:p>Romil Chaudhary</text:p>
          </table:table-cell>
          <table:table-cell table:style-name="ce39" table:formula="of:=COUNTIF([.E54:.BE54];&quot;P&quot;)/(COUNTIF([.E54:.BE54];&quot;P&quot;)+COUNTIF([.E54:.BE54];&quot;A&quot;))*100" office:value-type="float" office:value="40" calcext:value-type="float">
            <text:p>40</text:p>
          </table:table-cell>
          <table:table-cell table:number-columns-repeated="6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A</text:p>
          </table:table-cell>
          <table:table-cell table:style-name="ce55"/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29"/>
          <table:table-cell table:number-columns-repeated="966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15"/>
          <table:table-cell table:style-name="ce57" table:number-columns-repeated="2"/>
          <table:table-cell table:style-name="ce43" table:number-columns-repeated="2"/>
          <table:table-cell table:style-name="ce57"/>
          <table:table-cell table:style-name="ce43" table:number-columns-repeated="4"/>
          <table:table-cell table:style-name="ce41" table:number-columns-repeated="28"/>
          <table:table-cell table:number-columns-repeated="966"/>
        </table:table-row>
        <table:table-row table:style-name="ro5">
          <table:table-cell table:style-name="ce12" office:value-type="string" calcext:value-type="string">
            <text:p>Nano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65001" calcext:value-type="float">
            <text:p>2108580965001</text:p>
          </table:table-cell>
          <table:table-cell table:style-name="ce29" office:value-type="string" calcext:value-type="string">
            <text:p>Neeraj Yadav</text:p>
          </table:table-cell>
          <table:table-cell table:style-name="ce39" table:formula="of:=COUNTIF([.E56:.BE56];&quot;P&quot;)/(COUNTIF([.E56:.BE56];&quot;P&quot;)+COUNTIF([.E56:.BE56];&quot;A&quot;))*100" office:value-type="float" office:value="90.4761904761905" calcext:value-type="float">
            <text:p>90.4761904761905</text:p>
          </table:table-cell>
          <table:table-cell table:number-columns-repeated="15" table:style-name="ce41" office:value-type="string" calcext:value-type="string">
            <text:p>P</text:p>
          </table:table-cell>
          <table:table-cell table:style-name="ce55" table:number-columns-repeated="2"/>
          <table:table-cell table:number-columns-repeated="2" table:style-name="ce41" office:value-type="string" calcext:value-type="string">
            <text:p>P</text:p>
          </table:table-cell>
          <table:table-cell table:style-name="ce55"/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28"/>
          <table:table-cell table:number-columns-repeated="966"/>
        </table:table-row>
        <table:table-row table:style-name="ro4" table:number-rows-repeated="104851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'RM Attendance'.F5:'RM Attendance'.M6 'RM Attendance'.Z5:'RM Attendance'.AC23 'RM Attendance'.F6:'RM Attendance'.V10 'RM Attendance'.N5:'RM Attendance'.V5 'RM Attendance'.W5:'RM Attendance'.Y10 'RM Attendance'.F25:'RM Attendance'.AC56 'RM Attendance'.F11:'RM Attendance'.Y23 'RM Attendance'.AD46:'RM Attendance'.BE56 'RM Attendance'.AD9:'RM Attendance'.BE38">
            <calcext:condition calcext:apply-style-name="Good" calcext:value="=&quot;P&quot;" calcext:base-cell-address="'RM Attendance'.F5"/>
            <calcext:condition calcext:apply-style-name="Error" calcext:value="=&quot;A&quot;" calcext:base-cell-address="'RM Attendance'.F5"/>
            <calcext:condition calcext:apply-style-name="Untitled1" calcext:value="=&quot;Sign&quot;" calcext:base-cell-address="'RM Attendance'.F5"/>
          </calcext:conditional-format>
          <calcext:conditional-format calcext:target-range-address="'RM Attendance'.E5:'RM Attendance'.E56">
            <calcext:condition calcext:apply-style-name="Text" calcext:value="=0" calcext:base-cell-address="'RM Attendance'.E5"/>
            <calcext:condition calcext:apply-style-name="Bad" calcext:value="between(0,75)" calcext:base-cell-address="'RM Attendance'.E5"/>
            <calcext:condition calcext:apply-style-name="Good" calcext:value="&gt;=75" calcext:base-cell-address="'RM Attendanc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7:07:14.329654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11-30T17:32:43.638135828</dc:date>
    <meta:editing-duration>PT4H26M9S</meta:editing-duration>
    <meta:editing-cycles>119</meta:editing-cycles>
    <meta:generator>LibreOffice/6.4.7.2$Linux_X86_64 LibreOffice_project/40$Build-2</meta:generator>
    <meta:document-statistic meta:table-count="1" meta:cell-count="1025" meta:object-count="0"/>
  </office:meta>
</office:document-meta>
</file>